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fo:clip="rect(0.29025in, 0.822in, 3.26812in, 9.9898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3.1811in" svg:height="3.095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pppy1237@outlook.com</dc:creator>
    <meta:creation-date>2018-05-18T13:35:00Z</meta:creation-date>
    <dc:date>2018-05-20T16:18:00Z</dc:date>
    <meta:template xlink:href="Normal" xlink:type="simple"/>
    <meta:editing-cycles>2</meta:editing-cycles>
    <meta:editing-duration>PT1860S</meta:editing-duration>
    <meta:document-statistic meta:page-count="1" meta:paragraph-count="1" meta:word-count="0" meta:character-count="1" meta:row-count="1" meta:non-whitespace-character-count="1"/>
  </office:meta>
</office:document-meta>
</file>